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list-style-name="WWNum4">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5">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8">
      <style:paragraph-properties fo:margin-left="0.5in" fo:margin-right="0in" fo:margin-top="0in" fo:margin-bottom="0in" loext:contextual-spacing="true" fo:text-indent="-0.25in" style:auto-text-indent="false"/>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P13" style:family="paragraph" style:parent-style-name="Standard" style:list-style-name="WWNum2">
      <style:paragraph-properties fo:margin-left="0.5in" fo:margin-right="0in" fo:margin-top="0in" fo:margin-bottom="0in" loext:contextual-spacing="true" fo:text-indent="-0.25in" style:auto-text-indent="false"/>
    </style:style>
    <style:style style:name="P14" style:family="paragraph" style:parent-style-name="Standard" style:list-style-name="WWNum7">
      <style:paragraph-properties fo:margin-left="1in" fo:margin-right="0in" fo:margin-top="0in" fo:margin-bottom="0in" loext:contextual-spacing="true" fo:text-indent="-0.25in" style:auto-text-indent="false"/>
    </style:style>
    <style:style style:name="P15"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color="#0096cf" fo:font-size="9pt" style:text-underline-style="solid" style:text-underline-width="auto" style:text-underline-color="font-color" fo:background-color="#36393e" loext:char-shading-value="0" style:font-size-asian="9pt" style:font-size-complex="9pt"/>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mien CLAUZON<text:tab/><text:tab/><text:tab/><text:tab/><text:tab/><text:tab/><text:tab/><text:tab/><text:tab/> <text:s text:c="10"/>TS5</text:p>
      <text:p text:style-name="P1">Julien FLEURY</text:p>
      <text:p text:style-name="P2"/>
      <text:p text:style-name="P2">Projet ISN : Labyrinthe</text:p>
      <text:p text:style-name="P2"/>
      <text:p text:style-name="P2"><text:a xlink:type="simple" xlink:href="http://isn-marchal.com/index.php" text:style-name="Internet_20_link" text:visited-style-name="Visited_20_Internet_20_Link"><text:span text:style-name="T1">http://isn-marchal.com/index.php</text:span></text:a></text:p>
      <text:p text:style-name="P3"/>
      <text:p text:style-name="P1"><text:span text:style-name="T2">Description du projet envisagé :</text:span></text:p>
      <text:p text:style-name="P1"/>
      <text:p text:style-name="P1">Nous envisageons un jeu nous situant dans un labyrinthe pour notre projet : à partir de la case de départ, il faut trouver le bon chemin pour atteindre l’arrivée. Nous essaierons d’intégrer une vue de haut et une portée de vue rétrécie pour augmenter la difficulté. Il y aura un timer pour le meilleur score à chaque niveau dont le labyrinthe sera prédéfini selon la difficulté choisi par le joueur. Il y aura un système d’objets cachés dans le labyrinthe pour diversifier les parties, même dans le même labyrinthe.</text:p>
      <text:p text:style-name="P4"/>
      <text:p text:style-name="P4"/>
      <text:p text:style-name="P1"><text:span text:style-name="T2">Etapes de réalisation du projet :</text:span></text:p>
      <text:p text:style-name="P1"/>
      <text:list xml:id="list4717428910531914822" text:style-name="WWNum4">
        <text:list-item>
          <text:p text:style-name="P6">Documentation : savoir quelles bibliothèques Python utiliser (par exemple pygame)</text:p>
        </text:list-item>
        <text:list-item>
          <text:p text:style-name="P6">Déterminer l’ordre de priorité des fonctions</text:p>
        </text:list-item>
        <text:list-item>
          <text:p text:style-name="P6">Ecrire les fonctions</text:p>
        </text:list-item>
        <text:list-item>
          <text:p text:style-name="P6">Gérer les différentes images à créer pour le fonctionnement : fond du labyrinthe, sprites des personnages, sprites des objets, sprite du chronomètre</text:p>
        </text:list-item>
        <text:list-item>
          <text:p text:style-name="P6">Créer plusieurs labyrinthes (taille selon difficulté, emplacements probables d’objets...)</text:p>
        </text:list-item>
        <text:list-item>
          <text:p text:style-name="P6">Réaliser les problèmes / améliorations pour le programme</text:p>
        </text:list-item>
      </text:list>
      <text:p text:style-name="P4"/>
      <text:p text:style-name="P1"><text:span text:style-name="T2">Listes de fonctions à écrire (première ébauche) :</text:span></text:p>
      <text:p text:style-name="P1"/>
      <text:p text:style-name="P1">Menu</text:p>
      <text:list xml:id="list6865710492642485984" text:style-name="WWNum6">
        <text:list-item>
          <text:p text:style-name="P7">jouer : sélection de niveau par difficulté (facile / moyen / difficile) avec un aperçu</text:p>
        </text:list-item>
        <text:list-item>
          <text:p text:style-name="P7"><text:soft-page-break/>options (sélection du personnage, avec un choix parmi plusieurs)</text:p>
        </text:list-item>
        <text:list-item>
          <text:p text:style-name="P7">statistiques</text:p>
        </text:list-item>
        <text:list-item>
          <text:p text:style-name="P7">succès</text:p>
        </text:list-item>
        <text:list-item>
          <text:p text:style-name="P7">quitter</text:p>
        </text:list-item>
      </text:list>
      <text:p text:style-name="P1"/>
      <text:p text:style-name="P1">Timer (qui s’arrête à la ligne d’arrivée)</text:p>
      <text:list xml:id="list267929571204283513" text:style-name="WWNum3">
        <text:list-item>
          <text:p text:style-name="P8">système de chronomètre “en jeu”</text:p>
        </text:list-item>
        <text:list-item>
          <text:p text:style-name="P8">temps “conseillé” pour chaque labyrinthe</text:p>
        </text:list-item>
      </text:list>
      <text:p text:style-name="P1"/>
      <text:p text:style-name="P1">Déplacement du personnage</text:p>
      <text:list xml:id="list1533936288592515395" text:style-name="WWNum5">
        <text:list-item>
          <text:p text:style-name="P9">gérer les inputs du clavier</text:p>
        </text:list-item>
        <text:list-item>
          <text:p text:style-name="P9">gérer la position du personnage</text:p>
        </text:list-item>
        <text:list-item>
          <text:p text:style-name="P9">gérer les collisions avec les murs</text:p>
        </text:list-item>
        <text:list-item>
          <text:p text:style-name="P9">système de “vision réduite” : vision centrée sur le personnage pour ne pas dévoiler tout le labyrinthe</text:p>
        </text:list-item>
        <text:list-item>
          <text:p text:style-name="P9">détection lorsque sur la ligne d’arrivée pour arrêter la partie</text:p>
        </text:list-item>
      </text:list>
      <text:p text:style-name="P1"/>
      <text:p text:style-name="P1">Labyrinthe</text:p>
      <text:list xml:id="list3940600651637171225" text:style-name="WWNum7">
        <text:list-item>
          <text:p text:style-name="P10">créer plusieurs paternes de labyrinthe. Dans ces paternes :</text:p>
          <text:list>
            <text:list-item>
              <text:p text:style-name="P14">murs avec système de collision</text:p>
            </text:list-item>
            <text:list-item>
              <text:p text:style-name="P14">objets cachés aléatoires dans le labyrinthe (amélioration de la vue, réduction du timer, vitesse augmentée, aperçu du labyrinthe pendant un court laps de temps)</text:p>
            </text:list-item>
            <text:list-item>
              <text:p text:style-name="P14">ligne d’arrivée</text:p>
            </text:list-item>
          </text:list>
        </text:list-item>
      </text:list>
      <text:list xml:id="list7520578278311752742" text:style-name="WWNum8">
        <text:list-item>
          <text:p text:style-name="P11">fonction de probabilité pour l’apparition des objets</text:p>
        </text:list-item>
      </text:list>
      <text:p text:style-name="P1"/>
      <text:p text:style-name="P15">Système de progression :</text:p>
      <text:list xml:id="list613657385136526788" text:style-name="WWNum1">
        <text:list-item>
          <text:p text:style-name="P12">système de succès dans le menu (rendant compte des objets débloqués)</text:p>
        </text:list-item>
        <text:list-item>
          <text:p text:style-name="P12">système de statistiques dans le menu</text:p>
        </text:list-item>
        <text:list-item>
          <text:p text:style-name="P12"><text:soft-page-break/>certains objets cachés du jeu débloquent des fonctionnalités : personnage différent</text:p>
        </text:list-item>
        <text:list-item>
          <text:p text:style-name="P12">battre un score “pré-établi” d’un labyrinthe donne un succès (récompense à voir)</text:p>
        </text:list-item>
        <text:list-item>
          <text:p text:style-name="P12">plusieurs personnages avec des caractéristiques différents (champ de vision, vitesse, chance)</text:p>
        </text:list-item>
        <text:list-item>
          <text:p text:style-name="P12">labyrinthes spéciaux à débloquer</text:p>
        </text:list-item>
      </text:list>
      <text:p text:style-name="P1"/>
      <text:p text:style-name="P1">Statistiques :</text:p>
      <text:list xml:id="list4890524740081424384" text:style-name="WWNum2">
        <text:list-item>
          <text:p text:style-name="P13">temps passé sur le jeu</text:p>
        </text:list-item>
        <text:list-item>
          <text:p text:style-name="P13">nombres d’objets débloqués par rapport au total (ex : 10 / 130)</text:p>
        </text:list-item>
        <text:list-item>
          <text:p text:style-name="P13">tableau de scores pour chaque labyrinthe (avec temps record et temps moy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437" meta:character-count="2693" meta:non-whitespace-character-count="2315"/>
    <meta:generator>LibreOfficeDev/5.1.0.3$Linux_X86_64 LibreOffice_project/</meta:generator>
  </office:meta>
</office:document-meta>
</file>